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0000000A4E6535526034541EE.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02000000020EB1909417FFC15B5.png" manifest:media-type="image/png"/>
  <manifest:file-entry manifest:full-path="Pictures/1000036A0000036900000369BC9953444F916291.svg" manifest:media-type="image/svg+xml"/>
  <manifest:file-entry manifest:full-path="Pictures/1000000100000020000000203A5438CCF77D8653.png" manifest:media-type="image/png"/>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adornments="Bold Italic"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Regular" style:font-family-generic="swiss"/>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1" style:family="table">
      <style:table-properties style:width="15.034cm" style:rel-width="90%" fo:margin-top="0.101cm" fo:margin-bottom="0.499cm" table:align="center" fo:keep-with-next="auto" style:may-break-between-rows="false"/>
    </style:style>
    <style:style style:name="Table1.A" style:family="table-column">
      <style:table-column-properties style:column-width="3.923cm" style:rel-column-width="2224*"/>
    </style:style>
    <style:style style:name="Table1.B" style:family="table-column">
      <style:table-column-properties style:column-width="11.111cm" style:rel-column-width="6299*"/>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1.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5" style:family="table">
      <style:table-properties style:width="15.034cm" style:rel-width="90%" fo:margin-top="0.3cm" fo:margin-bottom="0.7cm" table:align="center" style:may-break-between-rows="true"/>
    </style:style>
    <style:style style:name="Table5.A" style:family="table-column">
      <style:table-column-properties style:column-width="3.981cm" style:rel-column-width="2257*"/>
    </style:style>
    <style:style style:name="Table5.B" style:family="table-column">
      <style:table-column-properties style:column-width="5.473cm" style:rel-column-width="3103*"/>
    </style:style>
    <style:style style:name="Table5.C" style:family="table-column">
      <style:table-column-properties style:column-width="5.579cm" style:rel-column-width="316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paragraph-properties fo:text-align="start" style:justify-single-word="false"/>
      <style:text-properties officeooo:paragraph-rsid="0090da4e"/>
    </style:style>
    <style:style style:name="P4" style:family="paragraph" style:parent-style-name="Table_20_Contents">
      <style:text-properties officeooo:paragraph-rsid="0090da4e"/>
    </style:style>
    <style:style style:name="P5" style:family="paragraph" style:parent-style-name="Table_20_Heading">
      <style:text-properties officeooo:paragraph-rsid="0090da4e"/>
    </style:style>
    <style:style style:name="P6" style:family="paragraph" style:parent-style-name="Table_20_Contents">
      <style:text-properties officeooo:paragraph-rsid="00a9f8bb"/>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rsid="00d53a3f" officeooo:paragraph-rsid="0090da4e"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itle">
      <style:text-properties fo:color="#000000" loext:opacity="100%" style:font-name="Liberation Sans3" fo:font-size="32pt" fo:font-style="italic" fo:font-weight="normal" officeooo:rsid="008fda2b" officeooo:paragraph-rsid="008fda2b" style:font-name-asian="Noto Sans Mono CJK JP" style:font-size-asian="18pt" style:font-weight-asian="bold" style:font-name-complex="Noto Sans" style:font-size-complex="18pt" style:font-weight-complex="bold"/>
    </style:style>
    <style:style style:name="P9" style:family="paragraph" style:parent-style-name="Table_20_Contents">
      <style:text-properties officeooo:rsid="00945b6d" officeooo:paragraph-rsid="00a9f8bb"/>
    </style:style>
    <style:style style:name="P10" style:family="paragraph" style:parent-style-name="Table_20_Contents">
      <style:text-properties officeooo:rsid="009a84df" officeooo:paragraph-rsid="009a84df"/>
    </style:style>
    <style:style style:name="P11" style:family="paragraph" style:parent-style-name="Table_20_Contents">
      <style:text-properties officeooo:rsid="009a84df" officeooo:paragraph-rsid="00a9f8bb"/>
    </style:style>
    <style:style style:name="P12" style:family="paragraph" style:parent-style-name="Table_20_Contents">
      <style:text-properties officeooo:rsid="008fda2b" officeooo:paragraph-rsid="00a9f8bb"/>
    </style:style>
    <style:style style:name="P13" style:family="paragraph" style:parent-style-name="Guide_20_Name">
      <style:text-properties fo:language="en" fo:country="US"/>
    </style:style>
    <style:style style:name="P14" style:family="paragraph" style:parent-style-name="Contents_20_1">
      <style:paragraph-properties>
        <style:tab-stops>
          <style:tab-stop style:position="16.702cm" style:type="right" style:leader-style="dotted" style:leader-text="."/>
        </style:tab-stops>
      </style:paragraph-properties>
    </style:style>
    <style:style style:name="P15" style:family="paragraph" style:parent-style-name="Contents_20_2">
      <style:paragraph-properties>
        <style:tab-stops>
          <style:tab-stop style:position="16.203cm" style:type="right" style:leader-style="dotted" style:leader-text="."/>
        </style:tab-stops>
      </style:paragraph-properties>
    </style:style>
    <style:style style:name="P16" style:family="paragraph" style:parent-style-name="Table_20_Contents">
      <style:text-properties officeooo:rsid="00b5ae45" officeooo:paragraph-rsid="00b5ae45"/>
    </style:style>
    <style:style style:name="P17" style:family="paragraph" style:parent-style-name="Text_20_Note">
      <style:text-properties officeooo:paragraph-rsid="00b7dd9f"/>
    </style:style>
    <style:style style:name="P18" style:family="paragraph" style:parent-style-name="Text_20_body">
      <style:text-properties officeooo:paragraph-rsid="00b7dd9f"/>
    </style:style>
    <style:style style:name="P19" style:family="paragraph" style:parent-style-name="Text_20_body">
      <style:text-properties officeooo:rsid="00ba865c" officeooo:paragraph-rsid="00ba865c"/>
    </style:style>
    <style:style style:name="P20" style:family="paragraph" style:parent-style-name="Text_20_body">
      <style:text-properties officeooo:paragraph-rsid="00ba865c"/>
    </style:style>
    <style:style style:name="P21" style:family="paragraph" style:parent-style-name="Text_20_body">
      <style:text-properties officeooo:paragraph-rsid="00bbd695"/>
    </style:style>
    <style:style style:name="P22" style:family="paragraph" style:parent-style-name="New_20_Chapter" style:master-page-name="First_20_Page">
      <style:paragraph-properties style:page-number="auto" fo:break-before="page"/>
    </style:style>
    <style:style style:name="P23" style:family="paragraph" style:parent-style-name="Heading_20_1" style:master-page-name="Front_20_Matter">
      <style:paragraph-properties style:page-number="auto"/>
      <style:text-properties fo:language="en" fo:country="US"/>
    </style:style>
    <style:style style:name="P24" style:family="paragraph" style:parent-style-name="Heading_20_1" style:master-page-name="Standard">
      <loext:graphic-properties draw:fill-gradient-name="gradient" draw:fill-hatch-name="hatch"/>
      <style:paragraph-properties style:page-number="auto"/>
    </style:style>
    <style:style style:name="P25" style:family="paragraph" style:parent-style-name="List_20_1">
      <style:text-properties officeooo:paragraph-rsid="00ba4fd5"/>
    </style:style>
    <style:style style:name="P26" style:family="paragraph" style:parent-style-name="List_20_1">
      <style:text-properties officeooo:paragraph-rsid="00b95f76"/>
    </style:style>
    <style:style style:name="P27" style:family="paragraph" style:parent-style-name="List_20_1">
      <style:text-properties officeooo:rsid="00c12865" officeooo:paragraph-rsid="00c12865"/>
    </style:style>
    <style:style style:name="P28" style:family="paragraph" style:parent-style-name="Text_20_body" style:list-style-name="L1"/>
    <style:style style:name="P29" style:family="paragraph" style:parent-style-name="Text_20_body" style:list-style-name="L1">
      <style:text-properties officeooo:paragraph-rsid="00b7dd9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officeooo:rsid="00b5ae45"/>
    </style:style>
    <style:style style:name="T5" style:family="text">
      <style:text-properties officeooo:rsid="00b9dbf7"/>
    </style:style>
    <style:style style:name="T6" style:family="text">
      <style:text-properties officeooo:rsid="00ba1a85"/>
    </style:style>
    <style:style style:name="T7" style:family="text">
      <style:text-properties officeooo:rsid="00ba0d85"/>
    </style:style>
    <style:style style:name="T8" style:family="text">
      <style:text-properties style:font-name="Liberation Sans2" fo:font-size="11pt" officeooo:rsid="00ba1a85" style:font-size-asian="10.5pt"/>
    </style:style>
    <style:style style:name="T9" style:family="text">
      <style:text-properties style:font-name="Liberation Sans2" fo:font-size="11pt" officeooo:rsid="00b95f76" style:font-size-asian="10.5pt"/>
    </style:style>
    <style:style style:name="T10" style:family="text">
      <style:text-properties style:font-name="Liberation Sans2" fo:font-size="11pt" officeooo:rsid="00ba4fd5" style:font-size-asian="10.5pt"/>
    </style:style>
    <style:style style:name="T11" style:family="text">
      <style:text-properties style:font-name="Liberation Sans2" fo:font-size="11pt" officeooo:rsid="00ba865c" style:font-size-asian="10.5pt"/>
    </style:style>
    <style:style style:name="T12" style:family="text">
      <style:text-properties style:font-name="Liberation Sans2" fo:font-size="11pt" officeooo:rsid="00bdbe8c" style:font-size-asian="10.5pt"/>
    </style:style>
    <style:style style:name="T13" style:family="text">
      <style:text-properties officeooo:rsid="00b7dd9f"/>
    </style:style>
    <style:style style:name="T14" style:family="text">
      <style:text-properties officeooo:rsid="00a5aac7"/>
    </style:style>
    <style:style style:name="T15" style:family="text">
      <style:text-properties officeooo:rsid="00b95f76"/>
    </style:style>
    <style:style style:name="T16" style:family="text">
      <style:text-properties officeooo:rsid="00ba4fd5"/>
    </style:style>
    <style:style style:name="T17" style:family="text">
      <style:text-properties officeooo:rsid="00bdbe8c"/>
    </style:style>
    <style:style style:name="T18" style:family="text">
      <style:text-properties officeooo:rsid="00bfa29d"/>
    </style:style>
    <style:style style:name="T19" style:family="text">
      <style:text-properties officeooo:rsid="00c2026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2"><draw:frame draw:style-name="fr1"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13"><text:user-defined style:data-style-name="N0" text:name="Guide Name">Writer Guide</text:user-defined><text:s/><text:user-defined style:data-style-name="N0" text:name="LibreOffice Version">7.2</text:user-defined></text:p>
      </text:section>
      <text:section text:style-name="Sect1" text:name="SEC_TITLE">
        <text:p text:style-name="P8">Preface</text:p>
        <text:p text:style-name="Subtitle"/>
      </text:section>
      <text:section text:style-name="Sect1" text:name="SEC_DISPLAYAREA">
        <text:h text:style-name="P23"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140582830149040">
            <table:table-cell table:style-name="TableBox140582830463456" office:value-type="string">
              <text:p text:style-name="P9">Jean Hollis Weber</text:p>
            </table:table-cell>
            <table:table-cell table:style-name="TableBox140582830606576" office:value-type="string">
              <text:p text:style-name="P16">Kees Kriek</text:p>
            </table:table-cell>
            <table:table-cell table:style-name="TableBox140582830532272" office:value-type="string">
              <text:p text:style-name="P10"/>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140582830377936">
            <table:table-cell table:style-name="TablePreviousEdition.A1" office:value-type="string">
              <text:p text:style-name="Table_20_Contents">Jean Hollis Weber</text:p>
            </table:table-cell>
            <table:table-cell table:style-name="TablePreviousEdition.A1" office:value-type="string">
              <text:p text:style-name="P12">Rafael Lima</text:p>
            </table:table-cell>
            <table:table-cell table:style-name="TablePreviousEdition.A1" office:value-type="string">
              <text:p text:style-name="P11">Kees Kriek</text:p>
            </table:table-cell>
          </table:table-row>
          <table:table-row table:style-name="TableLine140583191394784">
            <table:table-cell table:style-name="TablePreviousEdition.A1" office:value-type="string">
              <text:p text:style-name="P6">Bruce Byfield</text:p>
            </table:table-cell>
            <table:table-cell table:style-name="TablePreviousEdition.A1" office:value-type="string">
              <text:p text:style-name="P6">Gillian Polack</text:p>
            </table:table-cell>
            <table:table-cell table:style-name="TablePreviousEdition.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86423491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9" text:date-value="2021-04-10T13:56:16.132974936" text:fixed="true">2021</text:date>. Based on LibreOffice <text:user-defined style:data-style-name="N0" text:name="LibreOffice Version">7.2</text:user-defined><text:s/>Community.<text:line-break/>Other versions of LibreOffice may differ in appearance and functionality.</text:p>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text:a xlink:type="simple" xlink:href="#__RefHeading__5636_1566568644" text:style-name="Index_20_Link" text:visited-style-name="Index_20_Link">Copyright<text:tab/>2</text:a></text:p>
            <text:p text:style-name="P15"><text:a xlink:type="simple" xlink:href="#__RefHeading__5638_1566568644" text:style-name="Index_20_Link" text:visited-style-name="Index_20_Link">Contributors<text:tab/>2</text:a></text:p>
            <text:p text:style-name="P15"><text:a xlink:type="simple" xlink:href="#__RefHeading___Toc4648_402817234" text:style-name="Index_20_Link" text:visited-style-name="Index_20_Link">Feedback<text:tab/>2</text:a></text:p>
            <text:p text:style-name="P15"><text:a xlink:type="simple" xlink:href="#__RefHeading__5644_1566568644" text:style-name="Index_20_Link" text:visited-style-name="Index_20_Link">Publication date and software version<text:tab/>2</text:a></text:p>
            <text:p text:style-name="P14"><text:a xlink:type="simple" xlink:href="#__RefHeading___Toc1331_4256543436" text:style-name="Index_20_Link" text:visited-style-name="Index_20_Link">Who is this book for?<text:tab/>4</text:a></text:p>
            <text:p text:style-name="P14"><text:a xlink:type="simple" xlink:href="#__RefHeading___Toc1771_4135320096" text:style-name="Index_20_Link" text:visited-style-name="Index_20_Link">What’s in this book?<text:tab/>4</text:a></text:p>
            <text:p text:style-name="P14"><text:a xlink:type="simple" xlink:href="#__RefHeading___Toc1773_4135320096" text:style-name="Index_20_Link" text:visited-style-name="Index_20_Link">Minimum requirements for using LibreOffice<text:tab/>4</text:a></text:p>
            <text:p text:style-name="P14"><text:a xlink:type="simple" xlink:href="#__RefHeading___Toc7833_133652940" text:style-name="Index_20_Link" text:visited-style-name="Index_20_Link">How to get LibreOffice<text:tab/>4</text:a></text:p>
            <text:p text:style-name="P14"><text:a xlink:type="simple" xlink:href="#__RefHeading___Toc7835_133652940" text:style-name="Index_20_Link" text:visited-style-name="Index_20_Link">Installing LibreOffice<text:tab/>4</text:a></text:p>
            <text:p text:style-name="P14"><text:a xlink:type="simple" xlink:href="#__RefHeading___Toc6767_3904770687" text:style-name="Index_20_Link" text:visited-style-name="Index_20_Link">Setting up and customizing LibreOffice<text:tab/>4</text:a></text:p>
            <text:p text:style-name="P14"><text:a xlink:type="simple" xlink:href="#__RefHeading__3640_1802778174" text:style-name="Index_20_Link" text:visited-style-name="Index_20_Link">Extensions and add-ons<text:tab/>5</text:a></text:p>
            <text:p text:style-name="P14"><text:a xlink:type="simple" xlink:href="#__RefHeading___Toc7837_133652940" text:style-name="Index_20_Link" text:visited-style-name="Index_20_Link">Where to get more help<text:tab/>5</text:a></text:p>
            <text:p text:style-name="P15"><text:a xlink:type="simple" xlink:href="#__RefHeading__22027_697337876" text:style-name="Index_20_Link" text:visited-style-name="Index_20_Link">Help system<text:tab/>5</text:a></text:p>
            <text:p text:style-name="P15"><text:a xlink:type="simple" xlink:href="#__RefHeading___Toc7839_133652940" text:style-name="Index_20_Link" text:visited-style-name="Index_20_Link">Other free online support<text:tab/>6</text:a></text:p>
            <text:p text:style-name="P15"><text:a xlink:type="simple" xlink:href="#__RefHeading___Toc7835_3166819843" text:style-name="Index_20_Link" text:visited-style-name="Index_20_Link">Paid support and training<text:tab/>6</text:a></text:p>
            <text:p text:style-name="P14"><text:a xlink:type="simple" xlink:href="#__RefHeading___Toc1107_1242887009" text:style-name="Index_20_Link" text:visited-style-name="Index_20_Link">What you see may be different<text:tab/>7</text:a></text:p>
            <text:p text:style-name="P15"><text:a xlink:type="simple" xlink:href="#__RefHeading__11257_2075352164" text:style-name="Index_20_Link" text:visited-style-name="Index_20_Link">Illustrations<text:tab/>7</text:a></text:p>
            <text:p text:style-name="P15"><text:a xlink:type="simple" xlink:href="#__RefHeading__7596_641027044" text:style-name="Index_20_Link" text:visited-style-name="Index_20_Link">Icons<text:tab/>7</text:a></text:p>
            <text:p text:style-name="P14"><text:a xlink:type="simple" xlink:href="#__RefHeading__11174_1241987491" text:style-name="Index_20_Link" text:visited-style-name="Index_20_Link">Using LibreOffice on macOS<text:tab/>7</text:a></text:p>
            <text:p text:style-name="P14"><text:a xlink:type="simple" xlink:href="#__RefHeading__11261_2075352164" text:style-name="Index_20_Link" text:visited-style-name="Index_20_Link">Frequently asked questions<text:tab/>8</text:a></text:p>
            <text:p text:style-name="P14"><text:a xlink:type="simple" xlink:href="#__RefHeading___Toc5355_1245425251" text:style-name="Index_20_Link" text:visited-style-name="Index_20_Link">What’s new in this user guide?<text:tab/>8</text:a></text:p>
          </text:index-body>
        </text:table-of-content>
        <text:p text:style-name="Text_20_body"/>
        <text:h text:style-name="P24" text:outline-level="1"><text:bookmark-start text:name="__RefHeading___Toc1331_4256543436"/>Who is this book for?<text:bookmark-end text:name="__RefHeading___Toc1331_4256543436"/></text:h>
        <text:p text:style-name="Text_20_body">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Text_20_body">Anyone who wants to get up to speed quickly with Writer will find this book valuable. You may be new to word processing software, or you may be familiar with another office suite.</text:p>
        <text:h text:style-name="Heading_20_1" text:outline-level="1"><text:bookmark-start text:name="__RefHeading___Toc1771_4135320096"/>What’s in this book?<text:bookmark-end text:name="__RefHeading___Toc1771_4135320096"/></text:h>
        <text:p text:style-name="Text_20_body">This book introduces the main features of Writer, the word processor component of LibreOffice, and provides instructions for their use.</text:p>
        <text:h text:style-name="Heading_20_1" text:outline-level="1"><text:bookmark-start text:name="__RefHeading___Toc1773_4135320096"/>Minimum requirements for using LibreOffice<text:bookmark-end text:name="__RefHeading___Toc1773_4135320096"/></text:h>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7833_133652940"/>How to get LibreOffice<text:bookmark-end text:name="__RefHeading___Toc7833_133652940"/></text:h>
        <text:p text:style-name="Text_20_body">Versions of LibreOffice Community for Windows, Linux, and macOS are freely available and can be downloaded from <text:a xlink:type="simple" xlink:href="https://www.libreoffice.org/download" text:style-name="Internet_20_link" text:visited-style-name="Visited_20_Internet_20_Link">https://www.libreoffice.org/download</text:a>. Linux users will also find a version of LibreOffice included by default in the majority of Linux distributions. Portable and other versions of LibreOffice are listed on the download page. Linux, Enterprise, Online, and other versions may differ in appearance and functionality from the descriptions in this book.</text:p>
        <text:h text:style-name="Heading_20_1" text:outline-level="1"><text:bookmark-start text:name="__RefHeading___Toc7835_133652940"/>Installing LibreOffice<text:bookmark-end text:name="__RefHeading___Toc7835_133652940"/></text:h>
        <text:p text:style-name="Text_20_body">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Heading_20_1" text:outline-level="1"><text:bookmark-start text:name="__RefHeading___Toc6767_3904770687"/>Setting up and customizing LibreOffice<text:bookmark-end text:name="__RefHeading___Toc6767_3904770687"/></text:h>
        <text:p text:style-name="Text_20_body">You can change the default settings (options) in LibreOffice to suit your preferences. To change settings, go to <text:span text:style-name="Strong_20_Emphasis">Tools &gt; Options</text:span> on the Menu bar (<text:span text:style-name="Strong_20_Emphasis">LibreOffice &gt; Preferences</text:span> on macOS). Settings are described in the Help and in Chapter 2, Setting up LibreOffice, in the <text:span text:style-name="Emphasis">Getting Started Guide</text:span>. Some settings of particular interest to users of Writer are covered in Chapter 20, Setting up Writer, in this book.</text:p>
        <text:list xml:id="list216133382" text:style-name="Heading_20_Tip">
          <text:list-item>
            <text:p text:style-name="Heading_20_Tip">Tip</text:p>
          </text:list-item>
        </text:list>
        <text:p text:style-name="Text_20_Note">Many settings are intended for power users and programmers. If you do not understand what an option does, we recommend leaving it on the default setting unless instructions in this book recommend changing the setting.</text:p>
        <text:p text:style-name="Text_20_body">You can customize menus, toolbars, and keyboard shortcuts in LibreOffice, add new menus and toolbars, and assign macros to events. See Chapter 20, Customizing Writer, for details.</text:p>
        <text:h text:style-name="Heading_20_1" text:outline-level="1"><text:bookmark-start text:name="__RefHeading__3640_1802778174"/><text:soft-page-break/>Extensions and add-ons<text:bookmark-end text:name="__RefHeading__3640_1802778174"/></text:h>
        <text:p text:style-name="Text_20_body">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20, Customizing Writer, for more information on installing extensions and add-ons.</text:p>
        <text:h text:style-name="Heading_20_1" text:outline-level="1"><text:bookmark-start text:name="__RefHeading___Toc7837_133652940"/>Where to get more help<text:bookmark-end text:name="__RefHeading___Toc7837_133652940"/></text:h>
        <text:p text:style-name="Text_20_body">This book, the other LibreOffice user guides, the Help system, and user support systems assume that you are familiar with your computer and basic functions such as starting a program, opening and saving files.</text:p>
        <text:h text:style-name="Heading_20_2" text:outline-level="2"><text:bookmark-start text:name="__RefHeading__22027_697337876"/>Help system<text:bookmark-end text:name="__RefHeading__22027_697337876"/></text:h>
        <text:p text:style-name="Text_20_body">LibreOffice comes with an extensive online Help system. This is your first line of support. Windows and Linux users can choose to download and install the offline Help for use when not connected to the Internet; the offline Help is installed with the program on macOS.</text:p>
        <text:p text:style-name="Text_20_body">To display the Help system, press <text:span text:style-name="Keystroke">F1</text:span> or select <text:span text:style-name="Strong_20_Emphasis">Help &gt; LibreOffice Help</text:span> on the Menu bar. If you do not have the offline help installed on your computer and you are connected to the Internet, your default browser will open the online Help pages on the LibreOffice website.</text:p>
        <text:p text:style-name="Text_20_body">The <text:span text:style-name="Strong_20_Emphasis">Help</text:span> menu includes links to other LibreOffice information and support resources. Notice that options marked with a ‡ sign are only accessible if your computer is connected to the Internet.</text:p>
        <text:list xml:id="list595857488" text:style-name="L1">
          <text:list-item>
            <text:p text:style-name="P28"><text:span text:style-name="Strong_20_Emphasis">What's This?</text:span>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28"><text:span text:style-name="Strong_20_Emphasis">User Guides</text:span> <text:span text:style-name="SuperScript">‡</text:span> Opens your default browser at the Documentation page of the LibreOffice website <text:a xlink:type="simple" xlink:href="https://documentation.libreoffice.org/en/" text:style-name="Internet_20_link" text:visited-style-name="Visited_20_Internet_20_Link">https://documentation.libreoffice.org/en/</text:a>. There you will find user guides (to download as free PDFs or buy as printed copies) and other useful information.</text:p>
          </text:list-item>
          <text:list-item>
            <text:p text:style-name="P28"><text:span text:style-name="Strong_20_Emphasis">Show Tip of the Day</text:span> Opens a small window with a random tip on how to use LibreOffice.</text:p>
          </text:list-item>
          <text:list-item>
            <text:p text:style-name="P29"><text:span text:style-name="Strong_20_Emphasis">Search Commands</text:span> Opens a window where you can type a few letters or the name of a Menu bar command, to quickly find where the command is located. Clicking on a command in the resulting list may open a relevant dialog or have other effects.</text:p>
          </text:list-item>
          <text:list-item>
            <text:p text:style-name="P28"><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28"><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28"><text:span text:style-name="Strong_20_Emphasis">Restart in Safe Mode</text:span> Opens a dialog where you can restart LibreOffice and reset the software to its default settings.</text:p>
          </text:list-item>
          <text:list-item>
            <text:p text:style-name="P28"><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28"><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text:p>
          </text:list-item>
          <text:list-item>
            <text:p text:style-name="P28"><text:span text:style-name="Strong_20_Emphasis">License Information</text:span> Outlines the licenses under which LibreOffice is made available.</text:p>
          </text:list-item>
          <text:list-item>
            <text:p text:style-name="P28"><text:soft-page-break/><text:span text:style-name="Strong_20_Emphasis">Check for Updates</text:span> <text:span text:style-name="SuperScript">‡</text:span><text:span text:style-name="Strong_20_Emphasis"> </text:span>Opens a dialog and checks the LibreOffice website for updates to your version of the software.</text:p>
          </text:list-item>
          <text:list-item>
            <text:p text:style-name="P28"><text:span text:style-name="Strong_20_Emphasis">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Strong_20_Emphasis">LibreOffice</text:span> on the Menu bar.)</text:p>
          </text:list-item>
        </text:list>
        <text:h text:style-name="Heading_20_2" text:outline-level="2"><text:bookmark-start text:name="__RefHeading___Toc7839_133652940"/>Other free online support<text:bookmark-end text:name="__RefHeading___Toc7839_133652940"/></text:h>
        <text:p text:style-name="Text_20_body">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text:p>
        <text:p text:style-name="Text_20_body">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p text:style-name="Caption">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5">Free LibreOffice support</text:p>
              </table:table-cell>
              <table:covered-table-cell/>
            </table:table-row>
          </table:table-header-rows>
          <table:table-row table:style-name="Table1.1">
            <table:table-cell table:style-name="Table1.A2" office:value-type="string">
              <text:p text:style-name="P4">FAQs</text:p>
            </table:table-cell>
            <table:table-cell table:style-name="Table1.A2" office:value-type="string">
              <text:p text:style-name="P4">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1.1">
            <table:table-cell table:style-name="Table1.A3" office:value-type="string">
              <text:p text:style-name="P4">Mailing lists</text:p>
            </table:table-cell>
            <table:table-cell table:style-name="Table1.A3" office:value-type="string">
              <text:p text:style-name="P4">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7">Questions &amp; Answers and <text:line-break/>Knowledge Base</text:p>
            </table:table-cell>
            <table:table-cell table:style-name="Table1.A3" office:value-type="string">
              <text:p text:style-name="P3">Free community assistance is provided in a question &amp; answer format. Search similar topics or ask a new question in </text:p>
              <text:p text:style-name="P7"><text:a xlink:type="simple" xlink:href="https://ask.libreoffice.org/en/questions" text:style-name="Internet_20_link" text:visited-style-name="Visited_20_Internet_20_Link">https://ask.libreoffice.org/en/questions</text:a></text:p>
              <text:p text:style-name="P7">The service is available in several other languages; just replace /en/ with de, es, fr, ja, ko, nl, pt, tr, and many others in the web address above.</text:p>
            </table:table-cell>
          </table:table-row>
          <table:table-row table:style-name="Table1.1">
            <table:table-cell table:style-name="Table1.A5" office:value-type="string">
              <text:p text:style-name="P4">Native language support</text:p>
            </table:table-cell>
            <table:table-cell table:style-name="Table1.A5" office:value-type="string">
              <text:p text:style-name="P4">The LibreOffice website in various languages<text:line-break/><text:a xlink:type="simple" xlink:href="https://www.libreoffice.org/community/nlc/" text:style-name="Internet_20_link" text:visited-style-name="Visited_20_Internet_20_Link">https://www.libreoffice.org/community/nlc/</text:a></text:p>
              <text:p text:style-name="P4">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4">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4">Accessibility options</text:p>
            </table:table-cell>
            <table:table-cell table:style-name="Table1.A3" office:value-type="string">
              <text:p text:style-name="P4">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
        <text:h text:style-name="Heading_20_2" text:outline-level="2"><text:bookmark-start text:name="__RefHeading___Toc7835_3166819843"/>Paid support and training<text:bookmark-end text:name="__RefHeading___Toc7835_3166819843"/></text:h>
        <text:p text:style-name="Text_20_body"><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bookmark-end text:name="__RefHeading__11255_20753521641"/></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Heading_20_1" text:outline-level="1"><text:bookmark-start text:name="__RefHeading___Toc1107_1242887009"/><text:soft-page-break/>What you see may be different<text:bookmark-end text:name="__RefHeading___Toc1107_1242887009"/></text:h>
        <text:h text:style-name="Heading_20_2" text:outline-level="2"><text:bookmark-start text:name="__RefHeading__11257_2075352164"/>Illustrations<text:bookmark-end text:name="__RefHeading__11257_2075352164"/></text:h>
        <text:p text:style-name="Text_20_body">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Text_20_body">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Heading_20_2" text:outline-level="2"><text:bookmark-start text:name="__RefHeading__7596_641027044"/>Icons<text:bookmark-end text:name="__RefHeading__7596_641027044"/></text:h>
        <text:p text:style-name="P18">The LibreOffice community has created icons for several icon sets: Breeze, Colibre, Elementary, Karasa Jaga, Sifr, and Sukapura; some are also available in a dark version. As a user, you can can select <text:bookmark text:name="result_box10"/>your preferred set. The icons in this guide have been taken from a variety of LibreOffice installations that use different sets of icons. The icons for some of the many tools available in LibreOffice may differ from the ones used in this guide.</text:p>
        <text:p text:style-name="Text_20_body">To change the icon set used, go to <text:span text:style-name="Strong_20_Emphasis">Tools &gt; Options &gt; LibreOffice &gt; View</text:span>. In the <text:span text:style-name="Emphasis">Icon Style</text:span> section, choose from the drop-down list.</text:p>
        <text:list xml:id="list194260140575845" text:continue-list="list3864234916" text:style-name="Heading_20_Note">
          <text:list-item>
            <text:p text:style-name="Heading_20_Note">Notes</text:p>
          </text:list-item>
        </text:list>
        <text:p text:style-name="Text_20_Note">Some Linux distributions include LibreOffice as part of the installation and may not include all the icon sets mentioned above. You should be able to download other icon sets from the software repository for your Linux distribution.</text:p>
        <text:p text:style-name="P17">The Galaxy, Oxygen, and Tango icon sets are no longer included as part of the standard installation package for Windows, macOS, or Linux. You can download and install them as extensions from <text:a xlink:type="simple" xlink:href="https://extensions.libreoffice.org/en/extensions/" text:style-name="Internet_20_link" text:visited-style-name="Visited_20_Internet_20_Link">https://extensions.libreoffice.org/en/extensions/</text:a>. </text:p>
        <text:p text:style-name="P17">In addition, some of the previously included gallery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11174_1241987491"/>Using LibreOffice on macOS<text:bookmark-end text:name="__RefHeading__11174_1241987491"/></text:h>
        <text:p text:style-name="Text_20_body">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Windows or Linux</text:p>
            </table:table-cell>
            <table:table-cell table:style-name="Table5.A1" office:value-type="string">
              <text:p text:style-name="P5">macOS equivalent</text:p>
            </table:table-cell>
            <table:table-cell table:style-name="Table5.A1" office:value-type="string">
              <text:p text:style-name="P5">Effect</text:p>
            </table:table-cell>
          </table:table-row>
          <table:table-row table:style-name="Table5.1">
            <table:table-cell table:style-name="Table5.A2" office:value-type="string">
              <text:p text:style-name="P4"><text:span text:style-name="Strong_20_Emphasis">Tools &gt; Options</text:span> <text:line-break/>menu selection</text:p>
            </table:table-cell>
            <table:table-cell table:style-name="Table5.A2" office:value-type="string">
              <text:p text:style-name="P4"><text:span text:style-name="Strong_20_Emphasis">LibreOffice &gt; Preferences</text:span></text:p>
            </table:table-cell>
            <table:table-cell table:style-name="Table5.A2" office:value-type="string">
              <text:p text:style-name="P4">Access setup options</text:p>
            </table:table-cell>
          </table:table-row>
          <table:table-row table:style-name="Table5.1">
            <table:table-cell table:style-name="Table5.A2" office:value-type="string">
              <text:p text:style-name="P4">Right-click</text:p>
            </table:table-cell>
            <table:table-cell table:style-name="Table5.A2" office:value-type="string">
              <text:p text:style-name="P4">Control+click and/or right-click depending on computer setup</text:p>
            </table:table-cell>
            <table:table-cell table:style-name="Table5.A2" office:value-type="string">
              <text:p text:style-name="P4">Opens a context menu</text:p>
            </table:table-cell>
          </table:table-row>
          <table:table-row table:style-name="Table5.1">
            <table:table-cell table:style-name="Table5.A2" office:value-type="string">
              <text:p text:style-name="P4">Ctrl (Control)</text:p>
            </table:table-cell>
            <table:table-cell table:style-name="Table5.A2" office:value-type="string">
              <text:p text:style-name="P4">⌘ (Command)</text:p>
            </table:table-cell>
            <table:table-cell table:style-name="Table5.A2" office:value-type="string">
              <text:p text:style-name="P4">Used with other keys</text:p>
            </table:table-cell>
          </table:table-row>
          <table:table-row table:style-name="Table5.1">
            <table:table-cell table:style-name="Table5.A2" office:value-type="string">
              <text:p text:style-name="P4">F11</text:p>
            </table:table-cell>
            <table:table-cell table:style-name="Table5.A2" office:value-type="string">
              <text:p text:style-name="P4">⌘+T</text:p>
            </table:table-cell>
            <table:table-cell table:style-name="Table5.A2" office:value-type="string">
              <text:p text:style-name="P4">Open the sidebar Styles deck</text:p>
            </table:table-cell>
          </table:table-row>
        </table:table>
        <text:h text:style-name="Heading_20_1" text:outline-level="1"><text:bookmark-start text:name="__RefHeading__11261_2075352164"/><text:soft-page-break/>Frequently asked questions<text:bookmark-end text:name="__RefHeading__11261_2075352164"/></text:h>
        <text:p text:style-name="Definition_20_Term"><text:reference-mark-start text:name="How is OOo licensed?"/>How is LibreOffice licensed?<text:reference-mark-end text:name="How is OOo licensed?"/></text:p>
        <text:p text:style-name="Text_20_body_20_indent">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May I distribute LibreOffice to anyone? May I sell it? May I use it in my business?</text:p>
        <text:p text:style-name="Text_20_body_20_indent">Yes.</text:p>
        <text:p text:style-name="Definition_20_Term">How many computers may I install it on?</text:p>
        <text:p text:style-name="Text_20_body_20_indent">As many as you like.</text:p>
        <text:p text:style-name="Definition_20_Term">Why do I need Java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94260838208549" text:continue-numbering="true" text:style-name="Heading_20_Note">
          <text:list-item>
            <text:p text:style-name="Heading_20_Note">Note</text:p>
          </text:list-item>
        </text:list>
        <text:p text:style-name="Text_20_Note">If you want to use LibreOffice features that require Java, it is important that the correct 32-bit or 64-bit edition matches the installed version of LibreOffice. See the Advanced Options in Chapter 2 of this guide. If you do not want to use Java, you can still use nearly all of the LibreOffice features.</text:p>
        <text:p text:style-name="Definition_20_Term">How can I contribute to LibreOffice?</text:p>
        <text:p text:style-name="Text_20_body_20_indent">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Definition_20_Term">May I distribute the PDF of this book, or print and sell copies?</text:p>
        <text:p text:style-name="Text_20_body_20_indent">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Visit <text:a xlink:type="simple" xlink:href="https://www.libreoffice.org/donate/" text:style-name="Internet_20_link" text:visited-style-name="Visited_20_Internet_20_Link">https://www.libreoffice.org/donate/</text:a> for instructions on how to donate to LibreOffice.</text:p>
        <text:h text:style-name="Heading_20_1" text:outline-level="1"><text:bookmark-start text:name="__RefHeading___Toc5355_1245425251"/>What’s new in this user guide?<text:bookmark-end text:name="__RefHeading___Toc5355_1245425251"/></text:h>
        <text:p text:style-name="P21">LibreOffice 7.2 Community includes many changes not visible in the user interface. These changes include improved interoperability with Microsoft’s proprietary file formats and performance improvements in handling large files, opening certain .docx and .xlsx files, managing font caching, and opening presentations and drawings that contain large images.</text:p>
        <text:p text:style-name="P21">More information is in the announcement:<text:line-break/><text:a xlink:type="simple" xlink:href="https://blog.documentfoundation.org/blog/2021/08/19/libreoffice-7-2-community/" text:style-name="Internet_20_link" text:visited-style-name="Visited_20_Internet_20_Link">https://blog.documentfoundation.org/blog/2021/08/19/libreoffice-7-2-community/</text:a>.<text:line-break/>Release Notes are here: <text:a xlink:type="simple" xlink:href="https://wiki.documentfoundation.org/ReleaseNotes/7.2" text:style-name="Internet_20_link" text:visited-style-name="Visited_20_Internet_20_Link">https://wiki.documentfoundation.org/ReleaseNotes/7.2</text:a>. </text:p>
        <text:p text:style-name="P20">This user guide has been updated from <text:span text:style-name="Emphasis">Writer Guide 7.1</text:span>. It covers changes that are visible in the user interface, including:</text:p>
        <text:list xml:id="list2020724253" text:style-name="List_20_1">
          <text:list-item>
            <text:p text:style-name="P25">Added a note about icon sets and Gallery sets in this Preface.</text:p>
          </text:list-item>
          <text:list-item>
            <text:p text:style-name="P25">Added details about the <text:span text:style-name="Strong_20_Emphasis">Insert &gt; Formatting Mark</text:span> submenu (Chapter 2).</text:p>
          </text:list-item>
          <text:list-item>
            <text:p text:style-name="P25"><text:soft-page-break/>Updated list terminology and changed screenshots in Chapters 4, 8, 9, 11, and anywhere else lists are mentioned.</text:p>
          </text:list-item>
          <text:list-item>
            <text:p text:style-name="P26">Added new gutter margins and choices for page background fills (Chapters 5, 6, and 9).</text:p>
          </text:list-item>
          <text:list-item>
            <text:p text:style-name="P26">Updated details about some options on tabs of the PDF Options dialog (Chapter 7).</text:p>
          </text:list-item>
          <text:list-item>
            <text:p text:style-name="P27">Added new, advanced features of the Style Inspector (Chapter 9)</text:p>
          </text:list-item>
          <text:list-item>
            <text:p text:style-name="P26">Updated details about Templates dialog (Chapter 10).</text:p>
          </text:list-item>
          <text:list-item>
            <text:p text:style-name="List_20_1">Added “no registered database” error message in Mail Merge Wizard (Chapter 14).</text:p>
          </text:list-item>
          <text:list-item>
            <text:p text:style-name="List_20_1">Added information on classifying document contents (Chapter 17).</text:p>
          </text:list-item>
          <text:list-item>
            <text:p text:style-name="List_20_1">Added Basic Fonts options and custom dictionaries (Chapter 20).</text:p>
          </text:list-item>
          <text:list-item>
            <text:p text:style-name="List_20_1">New Chapter 21 on user interface variants.</text:p>
          </text:list-item>
          <text:list-item>
            <text:p text:style-name="List_20_1">Minor rewording, updates to terminology, and replacement figures in many chapters.</text:p>
          </text:list-item>
        </text:list>
        <text:p text:style-name="P1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adornments="Bold Italic" style:font-family-generic="swiss"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Regular" style:font-family-generic="swiss"/>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hat’s new in this user guide?</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2T17:01:52.708639269</meta:creation-date>
    <meta:editing-duration>P0D</meta:editing-duration>
    <meta:editing-cycles>1</meta:editing-cycles>
    <meta:generator>LibreOffice/7.2.0.4$MacOSX_X86_64 LibreOffice_project/9a9c6381e3f7a62afc1329bd359cc48accb6435b</meta:generator>
    <dc:title>Preface</dc:title>
    <meta:document-statistic meta:table-count="4" meta:image-count="1" meta:object-count="0" meta:page-count="9" meta:paragraph-count="168" meta:word-count="2451" meta:character-count="16211" meta:non-whitespace-character-count="13947"/>
    <meta:user-defined meta:name="Guide Name">Writer Guide</meta:user-defined>
    <meta:user-defined meta:name="LibreOffice Version">7.2</meta:user-defined>
    <meta:template xlink:type="simple" xlink:actuate="onRequest" xlink:title="LibreOffice_7.x_Template" xlink:href="../../../Templates/TDF%20Documentation%20Team/LibreOffice_7.x_Template.ott" meta:date="2020-10-22T17:01:51.784043816"/>
  </office:meta>
</office:document-meta>
</file>